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d rate" table:style-name="ta1">
        <table:shapes>
          <draw:frame draw:z-index="0" draw:style-name="gr1" draw:text-style-name="P1" svg:width="5in" svg:height="3.5402in" svg:x="0.0291in" svg:y="1.8697in">
            <draw:object draw:notify-on-update-of-ranges="'read rate'.A3:'read rate'.A10 'read rate'.B2:'read rate'.B2 'read rate'.B3:'read rate'.B10 'read rate'.A3:'read rate'.A10 'read rate'.C2:'read rate'.C2 'read rate'.C3:'read rate'.C10 'read rate'.A3:'read rate'.A10 'read rate'.D2:'read rate'.D2 'read rate'.D3:'read rate'.D10 'read rate'.A3:'read rate'.A10 'read rate'.E2:'read rate'.E2 'read rate'.E3:'read rate'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ub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003344" calcext:value-type="float">
            <text:p>2.003344</text:p>
          </table:table-cell>
          <table:table-cell office:value-type="float" office:value="1.996667" calcext:value-type="float">
            <text:p>1.996667</text:p>
          </table:table-cell>
          <table:table-cell office:value-type="float" office:value="2.003344" calcext:value-type="float">
            <text:p>2.003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.995" calcext:value-type="float">
            <text:p>4.995</text:p>
          </table:table-cell>
          <table:table-cell office:value-type="float" office:value="5.020101" calcext:value-type="float">
            <text:p>5.020101</text:p>
          </table:table-cell>
          <table:table-cell office:value-type="float" office:value="2.683417" calcext:value-type="float">
            <text:p>2.6834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40201" calcext:value-type="float">
            <text:p>10.040201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2.678392" calcext:value-type="float">
            <text:p>2.678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79397" calcext:value-type="float">
            <text:p>19.79397</text:p>
          </table:table-cell>
          <table:table-cell office:value-type="float" office:value="19.909548" calcext:value-type="float">
            <text:p>19.909548</text:p>
          </table:table-cell>
          <table:table-cell office:value-type="float" office:value="20.020101" calcext:value-type="float">
            <text:p>20.020101</text:p>
          </table:table-cell>
          <table:table-cell office:value-type="float" office:value="2.383838" calcext:value-type="float">
            <text:p>2.383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.919598" calcext:value-type="float">
            <text:p>49.919598</text:p>
          </table:table-cell>
          <table:table-cell office:value-type="float" office:value="49.92" calcext:value-type="float">
            <text:p>49.92</text:p>
          </table:table-cell>
          <table:table-cell office:value-type="float" office:value="22.663317" calcext:value-type="float">
            <text:p>22.663317</text:p>
          </table:table-cell>
          <table:table-cell office:value-type="float" office:value="2.472362" calcext:value-type="float">
            <text:p>2.4723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.376884" calcext:value-type="float">
            <text:p>100.376884</text:p>
          </table:table-cell>
          <table:table-cell office:value-type="float" office:value="83.745" calcext:value-type="float">
            <text:p>83.745</text:p>
          </table:table-cell>
          <table:table-cell office:value-type="float" office:value="22.809045" calcext:value-type="float">
            <text:p>22.809045</text:p>
          </table:table-cell>
          <table:table-cell office:value-type="float" office:value="2.409091" calcext:value-type="float">
            <text:p>2.4090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7.93" calcext:value-type="float">
            <text:p>117.93</text:p>
          </table:table-cell>
          <table:table-cell office:value-type="float" office:value="89.361809" calcext:value-type="float">
            <text:p>89.361809</text:p>
          </table:table-cell>
          <table:table-cell office:value-type="float" office:value="21.155" calcext:value-type="float">
            <text:p>21.155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.61" calcext:value-type="float">
            <text:p>130.61</text:p>
          </table:table-cell>
          <table:table-cell office:value-type="float" office:value="87.09" calcext:value-type="float">
            <text:p>87.09</text:p>
          </table:table-cell>
          <table:table-cell office:value-type="float" office:value="21.555" calcext:value-type="float">
            <text:p>21.555</text:p>
          </table:table-cell>
          <table:table-cell office:value-type="float" office:value="2.550505" calcext:value-type="float">
            <text:p>2.550505</text:p>
          </table:table-cell>
        </table:table-row>
      </table:table>
      <table:table table:name="latency 50th" table:style-name="ta1">
        <table:shapes>
          <draw:frame draw:z-index="0" draw:style-name="gr1" draw:text-style-name="P1" svg:width="6.2988in" svg:height="3.5429in" svg:x="0.1193in" svg:y="1.8803in">
            <draw:object draw:notify-on-update-of-ranges="'latency 50th'.A2:'latency 50th'.A10 'latency 50th'.A2:'latency 50th'.A10 'latency 50th'.B2:'latency 50th'.B2 'latency 50th'.B2:'latency 50th'.B10 'latency 50th'.A2:'latency 50th'.A10 'latency 50th'.C2:'latency 50th'.C2 'latency 50th'.C2:'latency 50th'.C10 'latency 50th'.A2:'latency 50th'.A10 'latency 50th'.D2:'latency 50th'.D2 'latency 50th'.D2:'latency 50th'.D10 'latency 50th'.A2:'latency 50th'.A10 'latency 50th'.E2:'latency 50th'.E2 'latency 50th'.E2:'latency 50th'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ub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793" calcext:value-type="float">
            <text:p>0.014793</text:p>
          </table:table-cell>
          <table:table-cell office:value-type="float" office:value="0.017074" calcext:value-type="float">
            <text:p>0.017074</text:p>
          </table:table-cell>
          <table:table-cell office:value-type="float" office:value="0.035275" calcext:value-type="float">
            <text:p>0.035275</text:p>
          </table:table-cell>
          <table:table-cell office:value-type="float" office:value="0.129206" calcext:value-type="float">
            <text:p>0.129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297" calcext:value-type="float">
            <text:p>0.016297</text:p>
          </table:table-cell>
          <table:table-cell office:value-type="float" office:value="0.020774" calcext:value-type="float">
            <text:p>0.020774</text:p>
          </table:table-cell>
          <table:table-cell office:value-type="float" office:value="0.029068" calcext:value-type="float">
            <text:p>0.029068</text:p>
          </table:table-cell>
          <table:table-cell office:value-type="float" office:value="0.286208" calcext:value-type="float">
            <text:p>0.2862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9656" calcext:value-type="float">
            <text:p>0.019656</text:p>
          </table:table-cell>
          <table:table-cell office:value-type="float" office:value="0.046386" calcext:value-type="float">
            <text:p>0.046386</text:p>
          </table:table-cell>
          <table:table-cell office:value-type="float" office:value="0.182168" calcext:value-type="float">
            <text:p>0.1821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219" calcext:value-type="float">
            <text:p>0.014219</text:p>
          </table:table-cell>
          <table:table-cell office:value-type="float" office:value="0.019355" calcext:value-type="float">
            <text:p>0.019355</text:p>
          </table:table-cell>
          <table:table-cell office:value-type="float" office:value="0.056168" calcext:value-type="float">
            <text:p>0.056168</text:p>
          </table:table-cell>
          <table:table-cell office:value-type="float" office:value="0.898352" calcext:value-type="float">
            <text:p>0.8983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3867" calcext:value-type="float">
            <text:p>0.013867</text:p>
          </table:table-cell>
          <table:table-cell office:value-type="float" office:value="0.018054" calcext:value-type="float">
            <text:p>0.018054</text:p>
          </table:table-cell>
          <table:table-cell office:value-type="float" office:value="1.106292" calcext:value-type="float">
            <text:p>1.106292</text:p>
          </table:table-cell>
          <table:table-cell office:value-type="float" office:value="1.715039" calcext:value-type="float">
            <text:p>1.7150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9734" calcext:value-type="float">
            <text:p>0.069734</text:p>
          </table:table-cell>
          <table:table-cell office:value-type="float" office:value="0.205195" calcext:value-type="float">
            <text:p>0.205195</text:p>
          </table:table-cell>
          <table:table-cell office:value-type="float" office:value="1.401591" calcext:value-type="float">
            <text:p>1.401591</text:p>
          </table:table-cell>
          <table:table-cell office:value-type="float" office:value="1.620787" calcext:value-type="float">
            <text:p>1.6207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41346" calcext:value-type="float">
            <text:p>0.541346</text:p>
          </table:table-cell>
          <table:table-cell office:value-type="float" office:value="0.828214" calcext:value-type="float">
            <text:p>0.828214</text:p>
          </table:table-cell>
          <table:table-cell office:value-type="float" office:value="1.106563" calcext:value-type="float">
            <text:p>1.106563</text:p>
          </table:table-cell>
          <table:table-cell office:value-type="float" office:value="1.721326" calcext:value-type="float">
            <text:p>1.7213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52639" calcext:value-type="float">
            <text:p>0.752639</text:p>
          </table:table-cell>
          <table:table-cell office:value-type="float" office:value="0.902323" calcext:value-type="float">
            <text:p>0.902323</text:p>
          </table:table-cell>
          <table:table-cell office:value-type="float" office:value="1.564789" calcext:value-type="float">
            <text:p>1.564789</text:p>
          </table:table-cell>
          <table:table-cell office:value-type="float" office:value="1.793662" calcext:value-type="float">
            <text:p>1.793662</text:p>
          </table:table-cell>
        </table:table-row>
      </table:table>
      <table:table table:name="latency 90th" table:style-name="ta1">
        <table:shapes>
          <draw:frame draw:z-index="0" draw:style-name="gr1" draw:text-style-name="P1" svg:width="6.2988in" svg:height="3.5429in" svg:x="0.0941in" svg:y="1.9in">
            <draw:object draw:notify-on-update-of-ranges="'latency 90th'.A2:'latency 90th'.A10 'latency 90th'.A2:'latency 90th'.A10 'latency 90th'.B2:'latency 90th'.B2 'latency 90th'.B2:'latency 90th'.B10 'latency 90th'.A2:'latency 90th'.A10 'latency 90th'.C2:'latency 90th'.C2 'latency 90th'.C2:'latency 90th'.C10 'latency 90th'.A2:'latency 90th'.A10 'latency 90th'.D2:'latency 90th'.D2 'latency 90th'.D2:'latency 90th'.D10 'latency 90th'.A2:'latency 90th'.A10 'latency 90th'.E2:'latency 90th'.E2 'latency 90th'.E2:'latency 90th'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ub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9931" calcext:value-type="float">
            <text:p>0.019931</text:p>
          </table:table-cell>
          <table:table-cell office:value-type="float" office:value="0.040237" calcext:value-type="float">
            <text:p>0.040237</text:p>
          </table:table-cell>
          <table:table-cell office:value-type="float" office:value="0.13179" calcext:value-type="float">
            <text:p>0.13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629" calcext:value-type="float">
            <text:p>0.016629</text:p>
          </table:table-cell>
          <table:table-cell office:value-type="float" office:value="0.021052" calcext:value-type="float">
            <text:p>0.021052</text:p>
          </table:table-cell>
          <table:table-cell office:value-type="float" office:value="0.03106" calcext:value-type="float">
            <text:p>0.03106</text:p>
          </table:table-cell>
          <table:table-cell office:value-type="float" office:value="0.289968" calcext:value-type="float">
            <text:p>0.289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457" calcext:value-type="float">
            <text:p>0.014457</text:p>
          </table:table-cell>
          <table:table-cell office:value-type="float" office:value="0.021075" calcext:value-type="float">
            <text:p>0.021075</text:p>
          </table:table-cell>
          <table:table-cell office:value-type="float" office:value="0.047387" calcext:value-type="float">
            <text:p>0.047387</text:p>
          </table:table-cell>
          <table:table-cell office:value-type="float" office:value="0.188224" calcext:value-type="float">
            <text:p>0.1882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198" calcext:value-type="float">
            <text:p>0.015198</text:p>
          </table:table-cell>
          <table:table-cell office:value-type="float" office:value="0.020232" calcext:value-type="float">
            <text:p>0.020232</text:p>
          </table:table-cell>
          <table:table-cell office:value-type="float" office:value="0.070631" calcext:value-type="float">
            <text:p>0.070631</text:p>
          </table:table-cell>
          <table:table-cell office:value-type="float" office:value="1.475201" calcext:value-type="float">
            <text:p>1.4752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9749" calcext:value-type="float">
            <text:p>0.019749</text:p>
          </table:table-cell>
          <table:table-cell office:value-type="float" office:value="1.538409" calcext:value-type="float">
            <text:p>1.538409</text:p>
          </table:table-cell>
          <table:table-cell office:value-type="float" office:value="2.407761" calcext:value-type="float">
            <text:p>2.4077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276" calcext:value-type="float">
            <text:p>0.08276</text:p>
          </table:table-cell>
          <table:table-cell office:value-type="float" office:value="0.272737" calcext:value-type="float">
            <text:p>0.272737</text:p>
          </table:table-cell>
          <table:table-cell office:value-type="float" office:value="2.081509" calcext:value-type="float">
            <text:p>2.081509</text:p>
          </table:table-cell>
          <table:table-cell office:value-type="float" office:value="2.894924" calcext:value-type="float">
            <text:p>2.8949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27225" calcext:value-type="float">
            <text:p>0.727225</text:p>
          </table:table-cell>
          <table:table-cell office:value-type="float" office:value="1.332446" calcext:value-type="float">
            <text:p>1.332446</text:p>
          </table:table-cell>
          <table:table-cell office:value-type="float" office:value="1.885729" calcext:value-type="float">
            <text:p>1.885729</text:p>
          </table:table-cell>
          <table:table-cell office:value-type="float" office:value="2.464101" calcext:value-type="float">
            <text:p>2.4641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07818" calcext:value-type="float">
            <text:p>1.207818</text:p>
          </table:table-cell>
          <table:table-cell office:value-type="float" office:value="1.538079" calcext:value-type="float">
            <text:p>1.538079</text:p>
          </table:table-cell>
          <table:table-cell office:value-type="float" office:value="2.28973" calcext:value-type="float">
            <text:p>2.28973</text:p>
          </table:table-cell>
          <table:table-cell office:value-type="float" office:value="2.602988" calcext:value-type="float">
            <text:p>2.602988</text:p>
          </table:table-cell>
        </table:table-row>
      </table:table>
      <table:table table:name="latency 99th" table:style-name="ta1">
        <table:shapes>
          <draw:frame draw:z-index="0" draw:style-name="gr1" draw:text-style-name="P1" svg:width="3.7614in" svg:height="3.5449in" svg:x="0.1843in" svg:y="3.0744in">
            <draw:object draw:notify-on-update-of-ranges="'latency 99th'.A2:'latency 99th'.A10 'latency 99th'.A2:'latency 99th'.A10 'latency 99th'.B2:'latency 99th'.B2 'latency 99th'.B2:'latency 99th'.B10 'latency 99th'.A2:'latency 99th'.A10 'latency 99th'.C2:'latency 99th'.C2 'latency 99th'.C2:'latency 99th'.C10 'latency 99th'.A2:'latency 99th'.A10 'latency 99th'.D2:'latency 99th'.D2 'latency 99th'.D2:'latency 99th'.D10 'latency 99th'.A2:'latency 99th'.A10 'latency 99th'.E2:'latency 99th'.E2 'latency 99th'.E2:'latency 99th'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ub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9931" calcext:value-type="float">
            <text:p>0.019931</text:p>
          </table:table-cell>
          <table:table-cell office:value-type="float" office:value="0.040237" calcext:value-type="float">
            <text:p>0.040237</text:p>
          </table:table-cell>
          <table:table-cell office:value-type="float" office:value="0.13179" calcext:value-type="float">
            <text:p>0.13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675" calcext:value-type="float">
            <text:p>0.016675</text:p>
          </table:table-cell>
          <table:table-cell office:value-type="float" office:value="0.021099" calcext:value-type="float">
            <text:p>0.021099</text:p>
          </table:table-cell>
          <table:table-cell office:value-type="float" office:value="0.031493" calcext:value-type="float">
            <text:p>0.031493</text:p>
          </table:table-cell>
          <table:table-cell office:value-type="float" office:value="0.290507" calcext:value-type="float">
            <text:p>0.2905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554" calcext:value-type="float">
            <text:p>0.014554</text:p>
          </table:table-cell>
          <table:table-cell office:value-type="float" office:value="0.021218" calcext:value-type="float">
            <text:p>0.021218</text:p>
          </table:table-cell>
          <table:table-cell office:value-type="float" office:value="0.047761" calcext:value-type="float">
            <text:p>0.047761</text:p>
          </table:table-cell>
          <table:table-cell office:value-type="float" office:value="0.214454" calcext:value-type="float">
            <text:p>0.2144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402" calcext:value-type="float">
            <text:p>0.015402</text:p>
          </table:table-cell>
          <table:table-cell office:value-type="float" office:value="0.020853" calcext:value-type="float">
            <text:p>0.020853</text:p>
          </table:table-cell>
          <table:table-cell office:value-type="float" office:value="0.072665" calcext:value-type="float">
            <text:p>0.072665</text:p>
          </table:table-cell>
          <table:table-cell office:value-type="float" office:value="1.475201" calcext:value-type="float">
            <text:p>1.4752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5537" calcext:value-type="float">
            <text:p>0.015537</text:p>
          </table:table-cell>
          <table:table-cell office:value-type="float" office:value="0.020251" calcext:value-type="float">
            <text:p>0.020251</text:p>
          </table:table-cell>
          <table:table-cell office:value-type="float" office:value="1.671633" calcext:value-type="float">
            <text:p>1.671633</text:p>
          </table:table-cell>
          <table:table-cell office:value-type="float" office:value="2.407761" calcext:value-type="float">
            <text:p>2.4077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4821" calcext:value-type="float">
            <text:p>0.084821</text:p>
          </table:table-cell>
          <table:table-cell office:value-type="float" office:value="0.28279" calcext:value-type="float">
            <text:p>0.28279</text:p>
          </table:table-cell>
          <table:table-cell office:value-type="float" office:value="2.192646" calcext:value-type="float">
            <text:p>2.192646</text:p>
          </table:table-cell>
          <table:table-cell office:value-type="float" office:value="2.894924" calcext:value-type="float">
            <text:p>2.8949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68009" calcext:value-type="float">
            <text:p>0.768009</text:p>
          </table:table-cell>
          <table:table-cell office:value-type="float" office:value="1.431821" calcext:value-type="float">
            <text:p>1.431821</text:p>
          </table:table-cell>
          <table:table-cell office:value-type="float" office:value="2.124477" calcext:value-type="float">
            <text:p>2.124477</text:p>
          </table:table-cell>
          <table:table-cell office:value-type="float" office:value="2.464101" calcext:value-type="float">
            <text:p>2.4641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38537" calcext:value-type="float">
            <text:p>1.338537</text:p>
          </table:table-cell>
          <table:table-cell office:value-type="float" office:value="1.696451" calcext:value-type="float">
            <text:p>1.696451</text:p>
          </table:table-cell>
          <table:table-cell office:value-type="float" office:value="2.466016" calcext:value-type="float">
            <text:p>2.466016</text:p>
          </table:table-cell>
          <table:table-cell office:value-type="float" office:value="2.602988" calcext:value-type="float">
            <text:p>2.602988</text:p>
          </table:table-cell>
        </table:table-row>
      </table:table>
      <table:table table:name="cpu" table:style-name="ta1">
        <table:shapes>
          <draw:frame draw:z-index="0" draw:style-name="gr1" draw:text-style-name="P1" svg:width="4.2709in" svg:height="3.5449in" svg:x="0.0327in" svg:y="1.872in">
            <draw:object draw:notify-on-update-of-ranges="cpu.A3:cpu.A10 cpu.B2:cpu.B2 cpu.B3:cpu.B10 cpu.A3:cpu.A10 cpu.C2:cpu.C2 cpu.C3:cpu.C10 cpu.A3:cpu.A10 cpu.D2:cpu.D2 cpu.D3:cpu.D10 cpu.A3:cpu.A10 cpu.E2:cpu.E2 cpu.E3:cpu.E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ub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6" calcext:value-type="float">
            <text:p>0.786</text:p>
          </table:table-cell>
          <table:table-cell office:value-type="float" office:value="0.578" calcext:value-type="float">
            <text:p>0.578</text:p>
          </table:table-cell>
          <table:table-cell office:value-type="float" office:value="1.392" calcext:value-type="float">
            <text:p>1.392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8" calcext:value-type="float">
            <text:p>0.828</text:p>
          </table:table-cell>
          <table:table-cell office:value-type="float" office:value="0.796" calcext:value-type="float">
            <text:p>0.796</text:p>
          </table:table-cell>
          <table:table-cell office:value-type="float" office:value="2.685" calcext:value-type="float">
            <text:p>2.685</text:p>
          </table:table-cell>
          <table:table-cell office:value-type="float" office:value="11.777" calcext:value-type="float">
            <text:p>11.7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46" calcext:value-type="float">
            <text:p>0.746</text:p>
          </table:table-cell>
          <table:table-cell office:value-type="float" office:value="1.576" calcext:value-type="float">
            <text:p>1.576</text:p>
          </table:table-cell>
          <table:table-cell office:value-type="float" office:value="6.397" calcext:value-type="float">
            <text:p>6.397</text:p>
          </table:table-cell>
          <table:table-cell office:value-type="float" office:value="12.035" calcext:value-type="float">
            <text:p>12.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66" calcext:value-type="float">
            <text:p>1.266</text:p>
          </table:table-cell>
          <table:table-cell office:value-type="float" office:value="1.766" calcext:value-type="float">
            <text:p>1.766</text:p>
          </table:table-cell>
          <table:table-cell office:value-type="float" office:value="9.707" calcext:value-type="float">
            <text:p>9.707</text:p>
          </table:table-cell>
          <table:table-cell office:value-type="float" office:value="11.767" calcext:value-type="float">
            <text:p>11.7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07" calcext:value-type="float">
            <text:p>2.607</text:p>
          </table:table-cell>
          <table:table-cell office:value-type="float" office:value="3.835" calcext:value-type="float">
            <text:p>3.835</text:p>
          </table:table-cell>
          <table:table-cell office:value-type="float" office:value="11.375" calcext:value-type="float">
            <text:p>11.375</text:p>
          </table:table-cell>
          <table:table-cell office:value-type="float" office:value="10.752" calcext:value-type="float">
            <text:p>10.7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037" calcext:value-type="float">
            <text:p>4.037</text:p>
          </table:table-cell>
          <table:table-cell office:value-type="float" office:value="5.853" calcext:value-type="float">
            <text:p>5.853</text:p>
          </table:table-cell>
          <table:table-cell office:value-type="float" office:value="11.429" calcext:value-type="float">
            <text:p>11.429</text:p>
          </table:table-cell>
          <table:table-cell office:value-type="float" office:value="11.307" calcext:value-type="float">
            <text:p>11.3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984" calcext:value-type="float">
            <text:p>4.984</text:p>
          </table:table-cell>
          <table:table-cell office:value-type="float" office:value="6.13" calcext:value-type="float">
            <text:p>6.13</text:p>
          </table:table-cell>
          <table:table-cell office:value-type="float" office:value="11.32" calcext:value-type="float">
            <text:p>11.32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659" calcext:value-type="float">
            <text:p>4.659</text:p>
          </table:table-cell>
          <table:table-cell office:value-type="float" office:value="6.14" calcext:value-type="float">
            <text:p>6.14</text:p>
          </table:table-cell>
          <table:table-cell office:value-type="float" office:value="11.291" calcext:value-type="float">
            <text:p>11.291</text:p>
          </table:table-cell>
          <table:table-cell office:value-type="float" office:value="12.2" calcext:value-type="float">
            <text:p>12.2</text:p>
          </table:table-cell>
        </table:table-row>
      </table:table>
      <table:table table:name="mem" table:style-name="ta1">
        <table:shapes>
          <draw:frame draw:z-index="0" draw:style-name="gr1" draw:text-style-name="P1" svg:width="4.3469in" svg:height="3.5449in" svg:x="0.0327in" svg:y="1.872in">
            <draw:object draw:notify-on-update-of-ranges="mem.A3:mem.A10 mem.B2:mem.B2 mem.B3:mem.B10 mem.A3:mem.A10 mem.C2:mem.C2 mem.C3:mem.C10 mem.A3:mem.A10 mem.D2:mem.D2 mem.D3:mem.D10 mem.A3:mem.A10 mem.E2:mem.E2 mem.E3:mem.E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ub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2" calcext:value-type="float">
            <text:p>3652</text:p>
          </table:table-cell>
          <table:table-cell office:value-type="float" office:value="5443" calcext:value-type="float">
            <text:p>5443</text:p>
          </table:table-cell>
          <table:table-cell office:value-type="float" office:value="5486" calcext:value-type="float">
            <text:p>5486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68" calcext:value-type="float">
            <text:p>4568</text:p>
          </table:table-cell>
          <table:table-cell office:value-type="float" office:value="7232" calcext:value-type="float">
            <text:p>7232</text:p>
          </table:table-cell>
          <table:table-cell office:value-type="float" office:value="3829" calcext:value-type="float">
            <text:p>3829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15" calcext:value-type="float">
            <text:p>3015</text:p>
          </table:table-cell>
          <table:table-cell office:value-type="float" office:value="7271" calcext:value-type="float">
            <text:p>7271</text:p>
          </table:table-cell>
          <table:table-cell office:value-type="float" office:value="5915" calcext:value-type="float">
            <text:p>5915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15" calcext:value-type="float">
            <text:p>3015</text:p>
          </table:table-cell>
          <table:table-cell office:value-type="float" office:value="6906" calcext:value-type="float">
            <text:p>6906</text:p>
          </table:table-cell>
          <table:table-cell office:value-type="float" office:value="3923" calcext:value-type="float">
            <text:p>3923</text:p>
          </table:table-cell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60" calcext:value-type="float">
            <text:p>3660</text:p>
          </table:table-cell>
          <table:table-cell office:value-type="float" office:value="7216" calcext:value-type="float">
            <text:p>7216</text:p>
          </table:table-cell>
          <table:table-cell office:value-type="float" office:value="7157" calcext:value-type="float">
            <text:p>7157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97" calcext:value-type="float">
            <text:p>5897</text:p>
          </table:table-cell>
          <table:table-cell office:value-type="float" office:value="5804" calcext:value-type="float">
            <text:p>5804</text:p>
          </table:table-cell>
          <table:table-cell office:value-type="float" office:value="6224" calcext:value-type="float">
            <text:p>6224</text:p>
          </table:table-cell>
          <table:table-cell office:value-type="float" office:value="7429" calcext:value-type="float">
            <text:p>74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02" calcext:value-type="float">
            <text:p>6902</text:p>
          </table:table-cell>
          <table:table-cell office:value-type="float" office:value="5679" calcext:value-type="float">
            <text:p>5679</text:p>
          </table:table-cell>
          <table:table-cell office:value-type="float" office:value="5615" calcext:value-type="float">
            <text:p>5615</text:p>
          </table:table-cell>
          <table:table-cell office:value-type="float" office:value="7327" calcext:value-type="float">
            <text:p>73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22" calcext:value-type="float">
            <text:p>4622</text:p>
          </table:table-cell>
          <table:table-cell office:value-type="float" office:value="3440" calcext:value-type="float">
            <text:p>3440</text:p>
          </table:table-cell>
          <table:table-cell office:value-type="float" office:value="7270" calcext:value-type="float">
            <text:p>7270</text:p>
          </table:table-cell>
          <table:table-cell office:value-type="float" office:value="7309" calcext:value-type="float">
            <text:p>7309</text:p>
          </table:table-cell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1:17:48.502728160</meta:creation-date>
    <dc:date>2023-07-25T19:11:35.150086878</dc:date>
    <meta:editing-duration>P1DT12H4M31S</meta:editing-duration>
    <meta:editing-cycles>7</meta:editing-cycles>
    <meta:generator>LibreOffice/7.5.2.2$Linux_X86_64 LibreOffice_project/50$Build-2</meta:generator>
    <meta:document-statistic meta:table-count="7" meta:cell-count="276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latency 90th'.A2:'latency 90th'.E10" chart:data-source-has-labels="both" svg:x="0.611cm" svg:y="0.053cm" svg:width="8.903cm" svg:height="8.466cm">
          <chart:coordinate-region svg:x="1.523cm" svg:y="0.253cm" svg:width="7.619cm" svg:height="7.619cm"/>
          <chart:axis chart:dimension="x" chart:name="primary-x" chart:style-name="ch3" chartooo:axis-type="auto">
            <chart:title svg:x="3.893cm" svg:y="8.44cm" chart:style-name="ch4">
              <text:p>write rate [evt/s]</text:p>
            </chart:title>
            <chart:categories table:cell-range-address="'latency 90th'.A2:'latency 90th'.A1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254cm" svg:y="5.56cm" chart:style-name="ch8">
              <text:p>latency 90th [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'latency 90th'.B2:'latency 90th'.B10" chart:label-cell-address="'latency 90th'.B2:'latency 90th'.B2" chart:class="chart:scatter">
            <chart:domain table:cell-range-address="'latency 90th'.A2:'latency 90th'.A10"/>
            <chart:data-point chart:repeated="9"/>
          </chart:series>
          <chart:series chart:style-name="ch10" chart:values-cell-range-address="'latency 90th'.C2:'latency 90th'.C10" chart:label-cell-address="'latency 90th'.C2:'latency 90th'.C2" chart:class="chart:scatter">
            <chart:data-point chart:repeated="9"/>
          </chart:series>
          <chart:series chart:style-name="ch11" chart:values-cell-range-address="'latency 90th'.D2:'latency 90th'.D10" chart:label-cell-address="'latency 90th'.D2:'latency 90th'.D2" chart:class="chart:scatter">
            <chart:data-point chart:repeated="9"/>
          </chart:series>
          <chart:series chart:style-name="ch12" chart:values-cell-range-address="'latency 90th'.E2:'latency 90th'.E10" chart:label-cell-address="'latency 90th'.E2:'latency 90th'.E2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latency 90th'.B2:'latency 90th'.B2</svg:desc>
                </draw:g>
              </table:table-cell>
              <table:table-cell office:value-type="string">
                <text:p>10</text:p>
                <draw:g>
                  <svg:desc>'latency 90th'.C2:'latency 90th'.C2</svg:desc>
                </draw:g>
              </table:table-cell>
              <table:table-cell office:value-type="string">
                <text:p>100</text:p>
                <draw:g>
                  <svg:desc>'latency 90th'.D2:'latency 90th'.D2</svg:desc>
                </draw:g>
              </table:table-cell>
              <table:table-cell office:value-type="string">
                <text:p>1000</text:p>
                <draw:g>
                  <svg:desc>'latency 90th'.E2:'latency 90th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rite rate</text:p>
                <draw:g>
                  <svg:desc>'latency 90th'.A2:'latency 90th'.A10</svg:desc>
                </draw:g>
              </table:table-cell>
              <table:table-cell office:value-type="float" office:value="NaN">
                <text:p>NaN</text:p>
                <draw:g>
                  <svg:desc>'latency 90th'.A2:'latency 90th'.A10</svg:desc>
                </draw:g>
              </table:table-cell>
              <table:table-cell office:value-type="float" office:value="1">
                <text:p>1</text:p>
                <draw:g>
                  <svg:desc>'latency 90th'.B2:'latency 90th'.B10</svg:desc>
                </draw:g>
              </table:table-cell>
              <table:table-cell office:value-type="float" office:value="10">
                <text:p>10</text:p>
                <draw:g>
                  <svg:desc>'latency 90th'.C2:'latency 90th'.C10</svg:desc>
                </draw:g>
              </table:table-cell>
              <table:table-cell office:value-type="float" office:value="100">
                <text:p>100</text:p>
                <draw:g>
                  <svg:desc>'latency 90th'.D2:'latency 90th'.D10</svg:desc>
                </draw:g>
              </table:table-cell>
              <table:table-cell office:value-type="float" office:value="1000">
                <text:p>1000</text:p>
                <draw:g>
                  <svg:desc>'latency 90th'.E2:'latency 90th'.E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517">
                <text:p>0.01517</text:p>
              </table:table-cell>
              <table:table-cell office:value-type="float" office:value="0.019931">
                <text:p>0.019931</text:p>
              </table:table-cell>
              <table:table-cell office:value-type="float" office:value="0.040237">
                <text:p>0.040237</text:p>
              </table:table-cell>
              <table:table-cell office:value-type="float" office:value="0.13179">
                <text:p>0.131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6629">
                <text:p>0.016629</text:p>
              </table:table-cell>
              <table:table-cell office:value-type="float" office:value="0.021052">
                <text:p>0.021052</text:p>
              </table:table-cell>
              <table:table-cell office:value-type="float" office:value="0.03106">
                <text:p>0.03106</text:p>
              </table:table-cell>
              <table:table-cell office:value-type="float" office:value="0.289968">
                <text:p>0.2899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4457">
                <text:p>0.014457</text:p>
              </table:table-cell>
              <table:table-cell office:value-type="float" office:value="0.021075">
                <text:p>0.021075</text:p>
              </table:table-cell>
              <table:table-cell office:value-type="float" office:value="0.047387">
                <text:p>0.047387</text:p>
              </table:table-cell>
              <table:table-cell office:value-type="float" office:value="0.188224">
                <text:p>0.1882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5198">
                <text:p>0.015198</text:p>
              </table:table-cell>
              <table:table-cell office:value-type="float" office:value="0.020232">
                <text:p>0.020232</text:p>
              </table:table-cell>
              <table:table-cell office:value-type="float" office:value="0.070631">
                <text:p>0.070631</text:p>
              </table:table-cell>
              <table:table-cell office:value-type="float" office:value="1.475201">
                <text:p>1.4752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497">
                <text:p>0.01497</text:p>
              </table:table-cell>
              <table:table-cell office:value-type="float" office:value="0.019749">
                <text:p>0.019749</text:p>
              </table:table-cell>
              <table:table-cell office:value-type="float" office:value="1.538409">
                <text:p>1.538409</text:p>
              </table:table-cell>
              <table:table-cell office:value-type="float" office:value="2.407761">
                <text:p>2.4077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8276">
                <text:p>0.08276</text:p>
              </table:table-cell>
              <table:table-cell office:value-type="float" office:value="0.272737">
                <text:p>0.272737</text:p>
              </table:table-cell>
              <table:table-cell office:value-type="float" office:value="2.081509">
                <text:p>2.081509</text:p>
              </table:table-cell>
              <table:table-cell office:value-type="float" office:value="2.894924">
                <text:p>2.8949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27225">
                <text:p>0.727225</text:p>
              </table:table-cell>
              <table:table-cell office:value-type="float" office:value="1.332446">
                <text:p>1.332446</text:p>
              </table:table-cell>
              <table:table-cell office:value-type="float" office:value="1.885729">
                <text:p>1.885729</text:p>
              </table:table-cell>
              <table:table-cell office:value-type="float" office:value="2.464101">
                <text:p>2.4641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207818">
                <text:p>1.207818</text:p>
              </table:table-cell>
              <table:table-cell office:value-type="float" office:value="1.538079">
                <text:p>1.538079</text:p>
              </table:table-cell>
              <table:table-cell office:value-type="float" office:value="2.28973">
                <text:p>2.28973</text:p>
              </table:table-cell>
              <table:table-cell office:value-type="float" office:value="2.602988">
                <text:p>2.602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latency 50th'.A2:'latency 50th'.E10" chart:data-source-has-labels="both" svg:x="1.331cm" svg:y="0.18cm" svg:width="14.349cm" svg:height="7.659cm">
          <chart:coordinate-region svg:x="2.243cm" svg:y="0.379cm" svg:width="13.065cm" svg:height="6.813cm"/>
          <chart:axis chart:dimension="x" chart:name="primary-x" chart:style-name="ch3" chartooo:axis-type="auto">
            <chart:title svg:x="7.336cm" svg:y="8.019cm" chart:style-name="ch4">
              <text:p>write rate [evt/s]</text:p>
            </chart:title>
            <chart:categories table:cell-range-address="'latency 50th'.A2:'latency 50th'.A1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138cm" chart:style-name="ch8">
              <text:p>latency 50th [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'latency 50th'.B2:'latency 50th'.B10" chart:label-cell-address="'latency 50th'.B2:'latency 50th'.B2" chart:class="chart:scatter">
            <chart:domain table:cell-range-address="'latency 50th'.A2:'latency 50th'.A10"/>
            <chart:data-point chart:repeated="9"/>
          </chart:series>
          <chart:series chart:style-name="ch10" chart:values-cell-range-address="'latency 50th'.C2:'latency 50th'.C10" chart:label-cell-address="'latency 50th'.C2:'latency 50th'.C2" chart:class="chart:scatter">
            <chart:data-point chart:repeated="9"/>
          </chart:series>
          <chart:series chart:style-name="ch11" chart:values-cell-range-address="'latency 50th'.D2:'latency 50th'.D10" chart:label-cell-address="'latency 50th'.D2:'latency 50th'.D2" chart:class="chart:scatter">
            <chart:data-point chart:repeated="9"/>
          </chart:series>
          <chart:series chart:style-name="ch12" chart:values-cell-range-address="'latency 50th'.E2:'latency 50th'.E10" chart:label-cell-address="'latency 50th'.E2:'latency 50th'.E2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latency 50th'.B2:'latency 50th'.B2</svg:desc>
                </draw:g>
              </table:table-cell>
              <table:table-cell office:value-type="string">
                <text:p>10</text:p>
                <draw:g>
                  <svg:desc>'latency 50th'.C2:'latency 50th'.C2</svg:desc>
                </draw:g>
              </table:table-cell>
              <table:table-cell office:value-type="string">
                <text:p>100</text:p>
                <draw:g>
                  <svg:desc>'latency 50th'.D2:'latency 50th'.D2</svg:desc>
                </draw:g>
              </table:table-cell>
              <table:table-cell office:value-type="string">
                <text:p>1000</text:p>
                <draw:g>
                  <svg:desc>'latency 50th'.E2:'latency 50th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rite rate</text:p>
                <draw:g>
                  <svg:desc>'latency 50th'.A2:'latency 50th'.A10</svg:desc>
                </draw:g>
              </table:table-cell>
              <table:table-cell office:value-type="float" office:value="NaN">
                <text:p>NaN</text:p>
                <draw:g>
                  <svg:desc>'latency 50th'.A2:'latency 50th'.A10</svg:desc>
                </draw:g>
              </table:table-cell>
              <table:table-cell office:value-type="float" office:value="1">
                <text:p>1</text:p>
                <draw:g>
                  <svg:desc>'latency 50th'.B2:'latency 50th'.B10</svg:desc>
                </draw:g>
              </table:table-cell>
              <table:table-cell office:value-type="float" office:value="10">
                <text:p>10</text:p>
                <draw:g>
                  <svg:desc>'latency 50th'.C2:'latency 50th'.C10</svg:desc>
                </draw:g>
              </table:table-cell>
              <table:table-cell office:value-type="float" office:value="100">
                <text:p>100</text:p>
                <draw:g>
                  <svg:desc>'latency 50th'.D2:'latency 50th'.D10</svg:desc>
                </draw:g>
              </table:table-cell>
              <table:table-cell office:value-type="float" office:value="1000">
                <text:p>1000</text:p>
                <draw:g>
                  <svg:desc>'latency 50th'.E2:'latency 50th'.E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4793">
                <text:p>0.014793</text:p>
              </table:table-cell>
              <table:table-cell office:value-type="float" office:value="0.017074">
                <text:p>0.017074</text:p>
              </table:table-cell>
              <table:table-cell office:value-type="float" office:value="0.035275">
                <text:p>0.035275</text:p>
              </table:table-cell>
              <table:table-cell office:value-type="float" office:value="0.129206">
                <text:p>0.1292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6297">
                <text:p>0.016297</text:p>
              </table:table-cell>
              <table:table-cell office:value-type="float" office:value="0.020774">
                <text:p>0.020774</text:p>
              </table:table-cell>
              <table:table-cell office:value-type="float" office:value="0.029068">
                <text:p>0.029068</text:p>
              </table:table-cell>
              <table:table-cell office:value-type="float" office:value="0.286208">
                <text:p>0.2862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426">
                <text:p>0.01426</text:p>
              </table:table-cell>
              <table:table-cell office:value-type="float" office:value="0.019656">
                <text:p>0.019656</text:p>
              </table:table-cell>
              <table:table-cell office:value-type="float" office:value="0.046386">
                <text:p>0.046386</text:p>
              </table:table-cell>
              <table:table-cell office:value-type="float" office:value="0.182168">
                <text:p>0.1821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4219">
                <text:p>0.014219</text:p>
              </table:table-cell>
              <table:table-cell office:value-type="float" office:value="0.019355">
                <text:p>0.019355</text:p>
              </table:table-cell>
              <table:table-cell office:value-type="float" office:value="0.056168">
                <text:p>0.056168</text:p>
              </table:table-cell>
              <table:table-cell office:value-type="float" office:value="0.898352">
                <text:p>0.8983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3867">
                <text:p>0.013867</text:p>
              </table:table-cell>
              <table:table-cell office:value-type="float" office:value="0.018054">
                <text:p>0.018054</text:p>
              </table:table-cell>
              <table:table-cell office:value-type="float" office:value="1.106292">
                <text:p>1.106292</text:p>
              </table:table-cell>
              <table:table-cell office:value-type="float" office:value="1.715039">
                <text:p>1.7150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69734">
                <text:p>0.069734</text:p>
              </table:table-cell>
              <table:table-cell office:value-type="float" office:value="0.205195">
                <text:p>0.205195</text:p>
              </table:table-cell>
              <table:table-cell office:value-type="float" office:value="1.401591">
                <text:p>1.401591</text:p>
              </table:table-cell>
              <table:table-cell office:value-type="float" office:value="1.620787">
                <text:p>1.62078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41346">
                <text:p>0.541346</text:p>
              </table:table-cell>
              <table:table-cell office:value-type="float" office:value="0.828214">
                <text:p>0.828214</text:p>
              </table:table-cell>
              <table:table-cell office:value-type="float" office:value="1.106563">
                <text:p>1.106563</text:p>
              </table:table-cell>
              <table:table-cell office:value-type="float" office:value="1.721326">
                <text:p>1.7213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752639">
                <text:p>0.752639</text:p>
              </table:table-cell>
              <table:table-cell office:value-type="float" office:value="0.902323">
                <text:p>0.902323</text:p>
              </table:table-cell>
              <table:table-cell office:value-type="float" office:value="1.564789">
                <text:p>1.564789</text:p>
              </table:table-cell>
              <table:table-cell office:value-type="float" office:value="1.793662">
                <text:p>1.7936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55cm" svg:height="9.005cm" xlink:href=".." xlink:type="simple" chart:class="chart:scatter" chart:style-name="ch1">
        <chart:plot-area chart:style-name="ch2" table:cell-range-address="'latency 99th'.A2:'latency 99th'.E10" chart:data-source-has-labels="both" svg:x="0.609cm" svg:y="0.053cm" svg:width="8.753cm" svg:height="8.316cm">
          <chart:coordinate-region svg:x="1.371cm" svg:y="0.253cm" svg:width="7.619cm" svg:height="7.619cm"/>
          <chart:axis chart:dimension="x" chart:name="primary-x" chart:style-name="ch3" chartooo:axis-type="auto">
            <chart:title svg:x="3.816cm" svg:y="8.445cm" chart:style-name="ch4">
              <text:p>write rate [evt/s]</text:p>
            </chart:title>
            <chart:categories table:cell-range-address="'latency 99th'.A2:'latency 99th'.A1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037cm" svg:y="5.308cm" chart:style-name="ch8">
              <text:p>latency 99th [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'latency 99th'.B2:'latency 99th'.B10" chart:label-cell-address="'latency 99th'.B2:'latency 99th'.B2" chart:class="chart:scatter">
            <chart:domain table:cell-range-address="'latency 99th'.A2:'latency 99th'.A10"/>
            <chart:data-point chart:repeated="9"/>
          </chart:series>
          <chart:series chart:style-name="ch10" chart:values-cell-range-address="'latency 99th'.C2:'latency 99th'.C10" chart:label-cell-address="'latency 99th'.C2:'latency 99th'.C2" chart:class="chart:scatter">
            <chart:data-point chart:repeated="9"/>
          </chart:series>
          <chart:series chart:style-name="ch11" chart:values-cell-range-address="'latency 99th'.D2:'latency 99th'.D10" chart:label-cell-address="'latency 99th'.D2:'latency 99th'.D2" chart:class="chart:scatter">
            <chart:data-point chart:repeated="9"/>
          </chart:series>
          <chart:series chart:style-name="ch12" chart:values-cell-range-address="'latency 99th'.E2:'latency 99th'.E10" chart:label-cell-address="'latency 99th'.E2:'latency 99th'.E2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latency 99th'.B2:'latency 99th'.B2</svg:desc>
                </draw:g>
              </table:table-cell>
              <table:table-cell office:value-type="string">
                <text:p>10</text:p>
                <draw:g>
                  <svg:desc>'latency 99th'.C2:'latency 99th'.C2</svg:desc>
                </draw:g>
              </table:table-cell>
              <table:table-cell office:value-type="string">
                <text:p>100</text:p>
                <draw:g>
                  <svg:desc>'latency 99th'.D2:'latency 99th'.D2</svg:desc>
                </draw:g>
              </table:table-cell>
              <table:table-cell office:value-type="string">
                <text:p>1000</text:p>
                <draw:g>
                  <svg:desc>'latency 99th'.E2:'latency 99th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rite rate</text:p>
                <draw:g>
                  <svg:desc>'latency 99th'.A2:'latency 99th'.A10</svg:desc>
                </draw:g>
              </table:table-cell>
              <table:table-cell office:value-type="float" office:value="NaN">
                <text:p>NaN</text:p>
                <draw:g>
                  <svg:desc>'latency 99th'.A2:'latency 99th'.A10</svg:desc>
                </draw:g>
              </table:table-cell>
              <table:table-cell office:value-type="float" office:value="1">
                <text:p>1</text:p>
                <draw:g>
                  <svg:desc>'latency 99th'.B2:'latency 99th'.B10</svg:desc>
                </draw:g>
              </table:table-cell>
              <table:table-cell office:value-type="float" office:value="10">
                <text:p>10</text:p>
                <draw:g>
                  <svg:desc>'latency 99th'.C2:'latency 99th'.C10</svg:desc>
                </draw:g>
              </table:table-cell>
              <table:table-cell office:value-type="float" office:value="100">
                <text:p>100</text:p>
                <draw:g>
                  <svg:desc>'latency 99th'.D2:'latency 99th'.D10</svg:desc>
                </draw:g>
              </table:table-cell>
              <table:table-cell office:value-type="float" office:value="1000">
                <text:p>1000</text:p>
                <draw:g>
                  <svg:desc>'latency 99th'.E2:'latency 99th'.E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517">
                <text:p>0.01517</text:p>
              </table:table-cell>
              <table:table-cell office:value-type="float" office:value="0.019931">
                <text:p>0.019931</text:p>
              </table:table-cell>
              <table:table-cell office:value-type="float" office:value="0.040237">
                <text:p>0.040237</text:p>
              </table:table-cell>
              <table:table-cell office:value-type="float" office:value="0.13179">
                <text:p>0.131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6675">
                <text:p>0.016675</text:p>
              </table:table-cell>
              <table:table-cell office:value-type="float" office:value="0.021099">
                <text:p>0.021099</text:p>
              </table:table-cell>
              <table:table-cell office:value-type="float" office:value="0.031493">
                <text:p>0.031493</text:p>
              </table:table-cell>
              <table:table-cell office:value-type="float" office:value="0.290507">
                <text:p>0.2905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4554">
                <text:p>0.014554</text:p>
              </table:table-cell>
              <table:table-cell office:value-type="float" office:value="0.021218">
                <text:p>0.021218</text:p>
              </table:table-cell>
              <table:table-cell office:value-type="float" office:value="0.047761">
                <text:p>0.047761</text:p>
              </table:table-cell>
              <table:table-cell office:value-type="float" office:value="0.214454">
                <text:p>0.2144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5402">
                <text:p>0.015402</text:p>
              </table:table-cell>
              <table:table-cell office:value-type="float" office:value="0.020853">
                <text:p>0.020853</text:p>
              </table:table-cell>
              <table:table-cell office:value-type="float" office:value="0.072665">
                <text:p>0.072665</text:p>
              </table:table-cell>
              <table:table-cell office:value-type="float" office:value="1.475201">
                <text:p>1.4752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5537">
                <text:p>0.015537</text:p>
              </table:table-cell>
              <table:table-cell office:value-type="float" office:value="0.020251">
                <text:p>0.020251</text:p>
              </table:table-cell>
              <table:table-cell office:value-type="float" office:value="1.671633">
                <text:p>1.671633</text:p>
              </table:table-cell>
              <table:table-cell office:value-type="float" office:value="2.407761">
                <text:p>2.4077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84821">
                <text:p>0.084821</text:p>
              </table:table-cell>
              <table:table-cell office:value-type="float" office:value="0.28279">
                <text:p>0.28279</text:p>
              </table:table-cell>
              <table:table-cell office:value-type="float" office:value="2.192646">
                <text:p>2.192646</text:p>
              </table:table-cell>
              <table:table-cell office:value-type="float" office:value="2.894924">
                <text:p>2.8949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68009">
                <text:p>0.768009</text:p>
              </table:table-cell>
              <table:table-cell office:value-type="float" office:value="1.431821">
                <text:p>1.431821</text:p>
              </table:table-cell>
              <table:table-cell office:value-type="float" office:value="2.124477">
                <text:p>2.124477</text:p>
              </table:table-cell>
              <table:table-cell office:value-type="float" office:value="2.464101">
                <text:p>2.4641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338537">
                <text:p>1.338537</text:p>
              </table:table-cell>
              <table:table-cell office:value-type="float" office:value="1.696451">
                <text:p>1.696451</text:p>
              </table:table-cell>
              <table:table-cell office:value-type="float" office:value="2.466016">
                <text:p>2.466016</text:p>
              </table:table-cell>
              <table:table-cell office:value-type="float" office:value="2.602988">
                <text:p>2.602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01cm" svg:height="8.993cm" xlink:href=".." xlink:type="simple" chart:class="chart:scatter" chart:style-name="ch1">
        <chart:plot-area chart:style-name="ch2" table:cell-range-address="'read rate'.A3:'read rate'.E10 'read rate'.B2:'read rate'.E2" chart:data-source-has-labels="row" svg:x="0.681cm" svg:y="0.052cm" svg:width="8.833cm" svg:height="8.316cm">
          <chart:coordinate-region svg:x="1.523cm" svg:y="0.252cm" svg:width="7.619cm" svg:height="7.619cm"/>
          <chart:axis chart:dimension="x" chart:name="primary-x" chart:style-name="ch3">
            <chart:title svg:x="3.928cm" svg:y="8.433cm" chart:style-name="ch4">
              <text:p>write rate [evt/s]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254cm" svg:y="5.357cm" chart:style-name="ch8">
              <text:p>read rate [evt/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'read rate'.B3:'read rate'.B10" chart:label-cell-address="'read rate'.B2:'read rate'.B2" chart:class="chart:scatter">
            <chart:domain table:cell-range-address="'read rate'.A3:'read rate'.A10"/>
            <chart:data-point chart:repeated="8"/>
          </chart:series>
          <chart:series chart:style-name="ch10" chart:values-cell-range-address="'read rate'.C3:'read rate'.C10" chart:label-cell-address="'read rate'.C2:'read rate'.C2" chart:class="chart:scatter">
            <chart:data-point chart:repeated="8"/>
          </chart:series>
          <chart:series chart:style-name="ch11" chart:values-cell-range-address="'read rate'.D3:'read rate'.D10" chart:label-cell-address="'read rate'.D2:'read rate'.D2" chart:class="chart:scatter">
            <chart:data-point chart:repeated="8"/>
          </chart:series>
          <chart:series chart:style-name="ch12" chart:values-cell-range-address="'read rate'.E3:'read rate'.E10" chart:label-cell-address="'read rate'.E2:'read rate'.E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read rate'.B2:'read rate'.B2</svg:desc>
                </draw:g>
              </table:table-cell>
              <table:table-cell office:value-type="string">
                <text:p>10</text:p>
                <draw:g>
                  <svg:desc>'read rate'.C2:'read rate'.C2</svg:desc>
                </draw:g>
              </table:table-cell>
              <table:table-cell office:value-type="string">
                <text:p>100</text:p>
                <draw:g>
                  <svg:desc>'read rate'.D2:'read rate'.D2</svg:desc>
                </draw:g>
              </table:table-cell>
              <table:table-cell office:value-type="string">
                <text:p>1000</text:p>
                <draw:g>
                  <svg:desc>'read rate'.E2:'read rate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ead rate'.A3:'read rate'.A10</svg:desc>
                </draw:g>
              </table:table-cell>
              <table:table-cell office:value-type="float" office:value="2.003344">
                <text:p>2.003344</text:p>
                <draw:g>
                  <svg:desc>'read rate'.B3:'read rate'.B10</svg:desc>
                </draw:g>
              </table:table-cell>
              <table:table-cell office:value-type="float" office:value="2.003344">
                <text:p>2.003344</text:p>
                <draw:g>
                  <svg:desc>'read rate'.C3:'read rate'.C10</svg:desc>
                </draw:g>
              </table:table-cell>
              <table:table-cell office:value-type="float" office:value="1.996667">
                <text:p>1.996667</text:p>
                <draw:g>
                  <svg:desc>'read rate'.D3:'read rate'.D10</svg:desc>
                </draw:g>
              </table:table-cell>
              <table:table-cell office:value-type="float" office:value="2.003344">
                <text:p>2.003344</text:p>
                <draw:g>
                  <svg:desc>'read rate'.E3:'read rate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995">
                <text:p>4.995</text:p>
              </table:table-cell>
              <table:table-cell office:value-type="float" office:value="4.995">
                <text:p>4.995</text:p>
              </table:table-cell>
              <table:table-cell office:value-type="float" office:value="5.020101">
                <text:p>5.020101</text:p>
              </table:table-cell>
              <table:table-cell office:value-type="float" office:value="2.683417">
                <text:p>2.68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.040201">
                <text:p>10.040201</text:p>
              </table:table-cell>
              <table:table-cell office:value-type="float" office:value="9.99">
                <text:p>9.99</text:p>
              </table:table-cell>
              <table:table-cell office:value-type="float" office:value="9.99">
                <text:p>9.99</text:p>
              </table:table-cell>
              <table:table-cell office:value-type="float" office:value="2.678392">
                <text:p>2.678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.79397">
                <text:p>19.79397</text:p>
              </table:table-cell>
              <table:table-cell office:value-type="float" office:value="19.909548">
                <text:p>19.909548</text:p>
              </table:table-cell>
              <table:table-cell office:value-type="float" office:value="20.020101">
                <text:p>20.020101</text:p>
              </table:table-cell>
              <table:table-cell office:value-type="float" office:value="2.383838">
                <text:p>2.383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9.919598">
                <text:p>49.919598</text:p>
              </table:table-cell>
              <table:table-cell office:value-type="float" office:value="49.92">
                <text:p>49.92</text:p>
              </table:table-cell>
              <table:table-cell office:value-type="float" office:value="22.663317">
                <text:p>22.663317</text:p>
              </table:table-cell>
              <table:table-cell office:value-type="float" office:value="2.472362">
                <text:p>2.472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.376884">
                <text:p>100.376884</text:p>
              </table:table-cell>
              <table:table-cell office:value-type="float" office:value="83.745">
                <text:p>83.745</text:p>
              </table:table-cell>
              <table:table-cell office:value-type="float" office:value="22.809045">
                <text:p>22.809045</text:p>
              </table:table-cell>
              <table:table-cell office:value-type="float" office:value="2.409091">
                <text:p>2.40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17.93">
                <text:p>117.93</text:p>
              </table:table-cell>
              <table:table-cell office:value-type="float" office:value="89.361809">
                <text:p>89.361809</text:p>
              </table:table-cell>
              <table:table-cell office:value-type="float" office:value="21.155">
                <text:p>21.155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30.61">
                <text:p>130.61</text:p>
              </table:table-cell>
              <table:table-cell office:value-type="float" office:value="87.09">
                <text:p>87.09</text:p>
              </table:table-cell>
              <table:table-cell office:value-type="float" office:value="21.555">
                <text:p>21.555</text:p>
              </table:table-cell>
              <table:table-cell office:value-type="float" office:value="2.550505">
                <text:p>2.5505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849cm" svg:height="9.005cm" xlink:href=".." xlink:type="simple" chart:class="chart:scatter" chart:style-name="ch1">
        <chart:plot-area chart:style-name="ch2" table:cell-range-address="cpu.A3:cpu.E10 cpu.B2:cpu.E2" chart:data-source-has-labels="row" svg:x="1.052cm" svg:y="0.053cm" svg:width="8.462cm" svg:height="8.316cm">
          <chart:coordinate-region svg:x="1.523cm" svg:y="0.253cm" svg:width="7.619cm" svg:height="7.619cm"/>
          <chart:axis chart:dimension="x" chart:name="primary-x" chart:style-name="ch3">
            <chart:title svg:x="4.114cm" svg:y="8.445cm" chart:style-name="ch4">
              <text:p>write rate [evt/s]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254cm" svg:y="5.881cm" chart:style-name="ch8">
              <text:p>CPU Utilization [cores]</text:p>
            </chart:title>
            <chart:grid chart:style-name="ch5" chart:class="major"/>
          </chart:axis>
          <chart:series chart:style-name="ch9" chart:values-cell-range-address="cpu.B3:cpu.B10" chart:label-cell-address="cpu.B2:cpu.B2" chart:class="chart:scatter">
            <chart:domain table:cell-range-address="cpu.A3:cpu.A10"/>
            <chart:data-point chart:repeated="8"/>
          </chart:series>
          <chart:series chart:style-name="ch10" chart:values-cell-range-address="cpu.C3:cpu.C10" chart:label-cell-address="cpu.C2:cpu.C2" chart:class="chart:scatter">
            <chart:data-point chart:repeated="8"/>
          </chart:series>
          <chart:series chart:style-name="ch11" chart:values-cell-range-address="cpu.D3:cpu.D10" chart:label-cell-address="cpu.D2:cpu.D2" chart:class="chart:scatter">
            <chart:data-point chart:repeated="8"/>
          </chart:series>
          <chart:series chart:style-name="ch12" chart:values-cell-range-address="cpu.E3:cpu.E10" chart:label-cell-address="cpu.E2:cpu.E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cpu.B2:cpu.B2</svg:desc>
                </draw:g>
              </table:table-cell>
              <table:table-cell office:value-type="string">
                <text:p>10</text:p>
                <draw:g>
                  <svg:desc>cpu.C2:cpu.C2</svg:desc>
                </draw:g>
              </table:table-cell>
              <table:table-cell office:value-type="string">
                <text:p>100</text:p>
                <draw:g>
                  <svg:desc>cpu.D2:cpu.D2</svg:desc>
                </draw:g>
              </table:table-cell>
              <table:table-cell office:value-type="string">
                <text:p>1000</text:p>
                <draw:g>
                  <svg:desc>cpu.E2:cpu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cpu.A3:cpu.A10</svg:desc>
                </draw:g>
              </table:table-cell>
              <table:table-cell office:value-type="float" office:value="0.786">
                <text:p>0.786</text:p>
                <draw:g>
                  <svg:desc>cpu.B3:cpu.B10</svg:desc>
                </draw:g>
              </table:table-cell>
              <table:table-cell office:value-type="float" office:value="0.578">
                <text:p>0.578</text:p>
                <draw:g>
                  <svg:desc>cpu.C3:cpu.C10</svg:desc>
                </draw:g>
              </table:table-cell>
              <table:table-cell office:value-type="float" office:value="1.392">
                <text:p>1.392</text:p>
                <draw:g>
                  <svg:desc>cpu.D3:cpu.D10</svg:desc>
                </draw:g>
              </table:table-cell>
              <table:table-cell office:value-type="float" office:value="0.948">
                <text:p>0.948</text:p>
                <draw:g>
                  <svg:desc>cpu.E3:cpu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28">
                <text:p>0.828</text:p>
              </table:table-cell>
              <table:table-cell office:value-type="float" office:value="0.796">
                <text:p>0.796</text:p>
              </table:table-cell>
              <table:table-cell office:value-type="float" office:value="2.685">
                <text:p>2.685</text:p>
              </table:table-cell>
              <table:table-cell office:value-type="float" office:value="11.777">
                <text:p>11.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746">
                <text:p>0.746</text:p>
              </table:table-cell>
              <table:table-cell office:value-type="float" office:value="1.576">
                <text:p>1.576</text:p>
              </table:table-cell>
              <table:table-cell office:value-type="float" office:value="6.397">
                <text:p>6.397</text:p>
              </table:table-cell>
              <table:table-cell office:value-type="float" office:value="12.035">
                <text:p>12.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266">
                <text:p>1.266</text:p>
              </table:table-cell>
              <table:table-cell office:value-type="float" office:value="1.766">
                <text:p>1.766</text:p>
              </table:table-cell>
              <table:table-cell office:value-type="float" office:value="9.707">
                <text:p>9.707</text:p>
              </table:table-cell>
              <table:table-cell office:value-type="float" office:value="11.767">
                <text:p>11.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607">
                <text:p>2.607</text:p>
              </table:table-cell>
              <table:table-cell office:value-type="float" office:value="3.835">
                <text:p>3.835</text:p>
              </table:table-cell>
              <table:table-cell office:value-type="float" office:value="11.375">
                <text:p>11.375</text:p>
              </table:table-cell>
              <table:table-cell office:value-type="float" office:value="10.752">
                <text:p>10.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037">
                <text:p>4.037</text:p>
              </table:table-cell>
              <table:table-cell office:value-type="float" office:value="5.853">
                <text:p>5.853</text:p>
              </table:table-cell>
              <table:table-cell office:value-type="float" office:value="11.429">
                <text:p>11.429</text:p>
              </table:table-cell>
              <table:table-cell office:value-type="float" office:value="11.307">
                <text:p>11.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984">
                <text:p>4.984</text:p>
              </table:table-cell>
              <table:table-cell office:value-type="float" office:value="6.13">
                <text:p>6.13</text:p>
              </table:table-cell>
              <table:table-cell office:value-type="float" office:value="11.32">
                <text:p>11.32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.659">
                <text:p>4.659</text:p>
              </table:table-cell>
              <table:table-cell office:value-type="float" office:value="6.14">
                <text:p>6.14</text:p>
              </table:table-cell>
              <table:table-cell office:value-type="float" office:value="11.291">
                <text:p>11.291</text:p>
              </table:table-cell>
              <table:table-cell office:value-type="float" office:value="12.2">
                <text:p>12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true" chart:minimum="1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a000" draw:fill-color="#00a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c80000" draw:fill-color="#c8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42cm" svg:height="9.005cm" xlink:href=".." xlink:type="simple" chart:class="chart:scatter" chart:style-name="ch1">
        <chart:plot-area chart:style-name="ch2" table:cell-range-address="mem.A3:mem.E10 mem.B2:mem.E2" chart:data-source-has-labels="row" svg:x="0.681cm" svg:y="0.054cm" svg:width="8.833cm" svg:height="8.315cm">
          <chart:coordinate-region svg:x="1.523cm" svg:y="0.253cm" svg:width="7.619cm" svg:height="7.619cm"/>
          <chart:axis chart:dimension="x" chart:name="primary-x" chart:style-name="ch3">
            <chart:title svg:x="3.928cm" svg:y="8.445cm" chart:style-name="ch4">
              <text:p>write rate [evt/s]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6.001cm" chart:style-name="ch8">
              <text:p>Memory Utilization [MiB]</text:p>
            </chart:title>
            <chart:grid chart:style-name="ch5" chart:class="major"/>
          </chart:axis>
          <chart:series chart:style-name="ch9" chart:values-cell-range-address="mem.B3:mem.B10" chart:label-cell-address="mem.B2:mem.B2" chart:class="chart:scatter">
            <chart:domain table:cell-range-address="mem.A3:mem.A10"/>
            <chart:data-point chart:repeated="8"/>
          </chart:series>
          <chart:series chart:style-name="ch10" chart:values-cell-range-address="mem.C3:mem.C10" chart:label-cell-address="mem.C2:mem.C2" chart:class="chart:scatter">
            <chart:data-point chart:repeated="8"/>
          </chart:series>
          <chart:series chart:style-name="ch11" chart:values-cell-range-address="mem.D3:mem.D10" chart:label-cell-address="mem.D2:mem.D2" chart:class="chart:scatter">
            <chart:data-point chart:repeated="8"/>
          </chart:series>
          <chart:series chart:style-name="ch12" chart:values-cell-range-address="mem.E3:mem.E10" chart:label-cell-address="mem.E2:mem.E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mem.B2:mem.B2</svg:desc>
                </draw:g>
              </table:table-cell>
              <table:table-cell office:value-type="string">
                <text:p>10</text:p>
                <draw:g>
                  <svg:desc>mem.C2:mem.C2</svg:desc>
                </draw:g>
              </table:table-cell>
              <table:table-cell office:value-type="string">
                <text:p>100</text:p>
                <draw:g>
                  <svg:desc>mem.D2:mem.D2</svg:desc>
                </draw:g>
              </table:table-cell>
              <table:table-cell office:value-type="string">
                <text:p>1000</text:p>
                <draw:g>
                  <svg:desc>mem.E2:mem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mem.A3:mem.A10</svg:desc>
                </draw:g>
              </table:table-cell>
              <table:table-cell office:value-type="float" office:value="3652">
                <text:p>3652</text:p>
                <draw:g>
                  <svg:desc>mem.B3:mem.B10</svg:desc>
                </draw:g>
              </table:table-cell>
              <table:table-cell office:value-type="float" office:value="5443">
                <text:p>5443</text:p>
                <draw:g>
                  <svg:desc>mem.C3:mem.C10</svg:desc>
                </draw:g>
              </table:table-cell>
              <table:table-cell office:value-type="float" office:value="5486">
                <text:p>5486</text:p>
                <draw:g>
                  <svg:desc>mem.D3:mem.D10</svg:desc>
                </draw:g>
              </table:table-cell>
              <table:table-cell office:value-type="float" office:value="5942">
                <text:p>5942</text:p>
                <draw:g>
                  <svg:desc>mem.E3:mem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568">
                <text:p>4568</text:p>
              </table:table-cell>
              <table:table-cell office:value-type="float" office:value="7232">
                <text:p>7232</text:p>
              </table:table-cell>
              <table:table-cell office:value-type="float" office:value="3829">
                <text:p>3829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015">
                <text:p>3015</text:p>
              </table:table-cell>
              <table:table-cell office:value-type="float" office:value="7271">
                <text:p>7271</text:p>
              </table:table-cell>
              <table:table-cell office:value-type="float" office:value="5915">
                <text:p>5915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015">
                <text:p>3015</text:p>
              </table:table-cell>
              <table:table-cell office:value-type="float" office:value="6906">
                <text:p>6906</text:p>
              </table:table-cell>
              <table:table-cell office:value-type="float" office:value="3923">
                <text:p>3923</text:p>
              </table:table-cell>
              <table:table-cell office:value-type="float" office:value="7251">
                <text:p>7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660">
                <text:p>3660</text:p>
              </table:table-cell>
              <table:table-cell office:value-type="float" office:value="7216">
                <text:p>7216</text:p>
              </table:table-cell>
              <table:table-cell office:value-type="float" office:value="7157">
                <text:p>7157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897">
                <text:p>5897</text:p>
              </table:table-cell>
              <table:table-cell office:value-type="float" office:value="5804">
                <text:p>5804</text:p>
              </table:table-cell>
              <table:table-cell office:value-type="float" office:value="6224">
                <text:p>6224</text:p>
              </table:table-cell>
              <table:table-cell office:value-type="float" office:value="7429">
                <text:p>7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6902">
                <text:p>6902</text:p>
              </table:table-cell>
              <table:table-cell office:value-type="float" office:value="5679">
                <text:p>5679</text:p>
              </table:table-cell>
              <table:table-cell office:value-type="float" office:value="5615">
                <text:p>5615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622">
                <text:p>4622</text:p>
              </table:table-cell>
              <table:table-cell office:value-type="float" office:value="3440">
                <text:p>3440</text:p>
              </table:table-cell>
              <table:table-cell office:value-type="float" office:value="7270">
                <text:p>7270</text:p>
              </table:table-cell>
              <table:table-cell office:value-type="float" office:value="7309">
                <text:p>73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